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dy" style:family="table">
      <style:table-properties style:width="27.7cm" table:align="margins"/>
    </style:style>
    <style:style style:name="Body.A" style:family="table-column">
      <style:table-column-properties style:column-width="3.956cm" style:rel-column-width="9362*"/>
    </style:style>
    <style:style style:name="Body.G" style:family="table-column">
      <style:table-column-properties style:column-width="3.958cm" style:rel-column-width="9363*"/>
    </style:style>
    <style:style style:name="Body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Body.A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B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C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D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E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F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G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A3" style:family="table-cell">
      <style:table-cell-properties style:vertical-align="middle" fo:padding="0.097cm" fo:border="none"/>
    </style:style>
    <style:style style:name="Body.4" style:family="table-row">
      <style:table-row-properties style:min-row-height="0.011cm"/>
    </style:style>
    <style:style style:name="Body.A4" style:family="table-cell">
      <style:table-cell-properties style:vertical-align="middle" fo:padding="0.097cm" fo:border="none"/>
    </style:style>
    <style:style style:name="Body.B4" style:family="table-cell">
      <style:table-cell-properties style:vertical-align="middle" fo:padding="0.097cm" fo:border="none"/>
    </style:style>
    <style:style style:name="Body.C4" style:family="table-cell">
      <style:table-cell-properties style:vertical-align="middle" fo:padding="0.097cm" fo:border="none"/>
    </style:style>
    <style:style style:name="Body.D4" style:family="table-cell">
      <style:table-cell-properties style:vertical-align="middle" fo:padding="0.097cm" fo:border="none"/>
    </style:style>
    <style:style style:name="Body.E4" style:family="table-cell">
      <style:table-cell-properties style:vertical-align="middle" fo:padding="0.097cm" fo:border="none"/>
    </style:style>
    <style:style style:name="Body.F4" style:family="table-cell">
      <style:table-cell-properties style:vertical-align="middle" fo:padding="0.097cm" fo:border="none"/>
    </style:style>
    <style:style style:name="Body.G4" style:family="table-cell">
      <style:table-cell-properties style:vertical-align="middle" fo:padding="0.097cm" fo:border="none"/>
    </style:style>
    <style:style style:name="Body.A5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6" style:family="paragraph" style:parent-style-name="Table_20_Heading">
      <style:paragraph-properties fo:margin-top="0.3cm" fo:margin-bottom="0cm" loext:contextual-spacing="false" fo:text-align="start" style:justify-single-word="false"/>
      <style:text-properties style:font-name="Liberation Sans1"/>
    </style:style>
    <style:style style:name="P7" style:family="paragraph" style:parent-style-name="Table_20_Heading">
      <style:paragraph-properties fo:text-align="start" style:justify-single-word="false"/>
      <style:text-properties style:font-name="Liberation Sans1"/>
    </style:style>
    <style:style style:name="P8" style:family="paragraph" style:parent-style-name="Table_20_Heading">
      <style:paragraph-properties fo:text-align="start" style:justify-single-word="false" fo:padding="0.049cm" fo:border="0.06pt solid #000000" style:shadow="none"/>
      <style:text-properties style:font-name="Liberation Sans1" fo:font-size="14pt" style:font-size-asian="14pt" style:font-size-complex="14pt"/>
    </style:style>
    <style:style style:name="P9" style:family="paragraph" style:parent-style-name="Heading_20_1">
      <style:text-properties style:font-name="Liberation Sans1"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P11" style:family="paragraph" style:parent-style-name="Text_20_body" style:master-page-name="Standard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record in records.values()"&gt;</text:placeholder></text:p>
      <text:p text:style-name="P3"/>
      <text:p text:style-name="P8"><text:placeholder text:placeholder-type="text">&lt;record['date'].strftime('%A')&gt;</text:placeholder><text:s/><text:placeholder text:placeholder-type="text">&lt;format_date(record['date'], user.language)&gt;</text:placeholder></text:p>
      <text:p text:style-name="P3"><text:placeholder text:placeholder-type="text">&lt;for each="method in record['methods'].values()"&gt;</text:placeholder></text:p>
      <table:table table:name="Body" table:style-name="Body">
        <table:table-column table:style-name="Body.A" table:number-columns-repeated="6"/>
        <table:table-column table:style-name="Body.G"/>
        <table:table-header-rows>
          <table:table-row>
            <table:table-cell table:style-name="Body.A1" table:number-columns-spanned="7" office:value-type="string">
              <text:p text:style-name="P6">Method: <text:placeholder text:placeholder-type="text">&lt;method['method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Body.F2" office:value-type="string">
              <text:p text:style-name="P7">Code</text:p>
            </table:table-cell>
            <table:table-cell table:style-name="Body.F2" office:value-type="string">
              <text:p text:style-name="P7">Product</text:p>
            </table:table-cell>
            <table:table-cell table:style-name="Body.F2" office:value-type="string">
              <text:p text:style-name="P7">Matrix</text:p>
            </table:table-cell>
            <table:table-cell table:style-name="Body.F2" office:value-type="string">
              <text:p text:style-name="P7">Fraction</text:p>
            </table:table-cell>
            <table:table-cell table:style-name="Body.F2" office:value-type="string">
              <text:p text:style-name="P7">Origin</text:p>
            </table:table-cell>
            <table:table-cell table:style-name="Body.F2" office:value-type="string">
              <text:p text:style-name="P7">Priority</text:p>
            </table:table-cell>
            <table:table-cell table:style-name="Body.G2" office:value-type="string">
              <text:p text:style-name="P7">Trace report</text:p>
            </table:table-cell>
          </table:table-row>
        </table:table-header-rows>
        <table:table-row>
          <table:table-cell table:style-name="Body.A5" table:number-columns-spanned="7" office:value-type="string">
            <text:p text:style-name="P4"><text:placeholder text:placeholder-type="text">&lt;for each="line in method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dy.4">
          <table:table-cell table:style-name="Body.F4" office:value-type="string">
            <text:p text:style-name="P5"><text:placeholder text:placeholder-type="text">&lt;line['number']&gt;</text:placeholder></text:p>
          </table:table-cell>
          <table:table-cell table:style-name="Body.F4" office:value-type="string">
            <text:p text:style-name="P4"><text:placeholder text:placeholder-type="text">&lt;line['product_type']&gt;</text:placeholder></text:p>
          </table:table-cell>
          <table:table-cell table:style-name="Body.F4" office:value-type="string">
            <text:p text:style-name="P4"><text:placeholder text:placeholder-type="text">&lt;line['matrix']&gt;</text:placeholder></text:p>
          </table:table-cell>
          <table:table-cell table:style-name="Body.F4" office:value-type="string">
            <text:p text:style-name="P4"><text:placeholder text:placeholder-type="text">&lt;line['fraction_type']&gt;</text:placeholder></text:p>
          </table:table-cell>
          <table:table-cell table:style-name="Body.F4" office:value-type="string">
            <text:p text:style-name="P4"><text:placeholder text:placeholder-type="text">&lt;line['analysis_origin']&gt;</text:placeholder></text:p>
          </table:table-cell>
          <table:table-cell table:style-name="Body.F4" office:value-type="string">
            <text:p text:style-name="P4"><text:placeholder text:placeholder-type="text">&lt;line['priority']&gt;</text:placeholder></text:p>
          </table:table-cell>
          <table:table-cell table:style-name="Body.G4" office:value-type="string">
            <text:p text:style-name="P4"><text:placeholder text:placeholder-type="text">&lt;if test="line['trace_report']"&gt;</text:placeholder>Yes<text:placeholder text:placeholder-type="text">&lt;/if&gt;</text:placeholder></text:p>
          </table:table-cell>
        </table:table-row>
        <table:table-row>
          <table:table-cell table:style-name="Body.A5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placeholder text:placeholder-type="text">&lt;/for&gt;</text:placeholder></text:p>
      <text:p text:style-name="P3"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background-color="transparent"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Tabla1.B1" office:value-type="string">
              <text:h text:style-name="MP2" text:outline-level="1">Sample Sequence</text:h>
            </table:table-cell>
          </table:table-row>
        </table:table>
        <text:p text:style-name="MP3"/>
      </style:header>
      <style:footer>
        <text:p text:style-name="MP4"><text:page-number text:select-page="current">1</text:page-number><text:s/>of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8:51:19</meta:creation-date>
    <meta:editing-duration>P0D</meta:editing-duration>
    <meta:editing-cycles>1</meta:editing-cycles>
    <meta:generator>LibreOffice/6.0.4.1$Linux_X86_64 LibreOffice_project/00m0$Build-1</meta:generator>
    <meta:document-statistic meta:table-count="2" meta:image-count="0" meta:object-count="0" meta:page-count="1" meta:paragraph-count="24" meta:word-count="41" meta:character-count="476" meta:non-whitespace-character-count="459"/>
    <meta:user-defined meta:name="Info 1"/>
    <meta:user-defined meta:name="Info 2"/>
    <meta:user-defined meta:name="Info 3"/>
    <meta:user-defined meta:name="Info 4"/>
  </office:meta>
</office:document-meta>
</file>